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32 Samples</text:p>
          </table:table-cell>
          <table:table-cell table:style-name="ce1" office:value-type="string">
            <text:p>8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37037037037037">
            <text:p>0,0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333333333333333">
            <text:p>0,0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327868852459016">
            <text:p>0,0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32258064516129">
            <text:p>0,0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317460317460317">
            <text:p>0,0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307692307692308">
            <text:p>0,0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294117647058823">
            <text:p>0,0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28169014084507">
            <text:p>0,0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277777777777778">
            <text:p>0,0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263157894736842">
            <text:p>0,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253164556962025">
            <text:p>0,0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25">
            <text:p>0,0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246913580246914">
            <text:p>0,0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24390243902439">
            <text:p>0,0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337078651685393">
            <text:p>0,0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217391304347826">
            <text:p>0,0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210526315789474">
            <text:p>0,0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204081632653061">
            <text:p>0,02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2">
            <text:p>0,0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46877139636843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1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3M34S</meta:editing-duration>
    <meta:editing-cycles>93</meta:editing-cycles>
    <meta:generator>OpenOffice.org/3.4.1$Win32 OpenOffice.org_project/341m1$Build-9593</meta:generator>
    <dc:date>2013-05-05T11:34:55.45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